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92cm" style:rel-column-width="14619*"/>
    </style:style>
    <style:style style:name="Tableau1.B" style:family="table-column">
      <style:table-column-properties style:column-width="1.319cm" style:rel-column-width="5086*"/>
    </style:style>
    <style:style style:name="Tableau1.K" style:family="table-column">
      <style:table-column-properties style:column-width="1.334cm" style:rel-column-width="5142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761cm" style:rel-column-width="29918*"/>
    </style:style>
    <style:style style:name="Tableau4.B" style:family="table-column">
      <style:table-column-properties style:column-width="0.923cm" style:rel-column-width="3556*"/>
    </style:style>
    <style:style style:name="Tableau4.K" style:family="table-column">
      <style:table-column-properties style:column-width="0.937cm" style:rel-column-width="3613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7.761cm" style:rel-column-width="29918*"/>
    </style:style>
    <style:style style:name="Tableau6.B" style:family="table-column">
      <style:table-column-properties style:column-width="0.923cm" style:rel-column-width="3556*"/>
    </style:style>
    <style:style style:name="Tableau6.K" style:family="table-column">
      <style:table-column-properties style:column-width="0.937cm" style:rel-column-width="3613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815cm" style:rel-column-width="18563*"/>
    </style:style>
    <style:style style:name="Tableau3.B" style:family="table-column">
      <style:table-column-properties style:column-width="1.217cm" style:rel-column-width="4691*"/>
    </style:style>
    <style:style style:name="Tableau3.K" style:family="table-column">
      <style:table-column-properties style:column-width="1.233cm" style:rel-column-width="4753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815cm" style:rel-column-width="18563*"/>
    </style:style>
    <style:style style:name="Tableau2.B" style:family="table-column">
      <style:table-column-properties style:column-width="1.217cm" style:rel-column-width="4691*"/>
    </style:style>
    <style:style style:name="Tableau2.K" style:family="table-column">
      <style:table-column-properties style:column-width="1.233cm" style:rel-column-width="4753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605cm" style:rel-column-width="6187*"/>
    </style:style>
    <style:style style:name="Tableau5.C" style:family="table-column">
      <style:table-column-properties style:column-width="1.605cm" style:rel-column-width="6189*"/>
    </style:style>
    <style:style style:name="Tableau5.D" style:family="table-column">
      <style:table-column-properties style:column-width="1.217cm" style:rel-column-width="4691*"/>
    </style:style>
    <style:style style:name="Tableau5.M" style:family="table-column">
      <style:table-column-properties style:column-width="1.233cm" style:rel-column-width="4753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M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mic Sans MS" fo:font-size="14pt" fo:font-style="normal" fo:text-shadow="none" style:text-underline-style="none" fo:font-weight="bold" style:font-name-asian="Comic Sans MS" style:font-size-asian="14pt" style:font-style-asian="normal" style:font-weight-asian="bold" style:font-name-complex="Comic Sans MS" style:font-size-complex="14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text-properties style:font-name="Comic Sans MS"/>
    </style:style>
    <style:style style:name="P3" style:family="paragraph" style:parent-style-name="Standard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Comic Sans MS"/>
    </style:style>
    <style:style style:name="P5" style:family="paragraph" style:parent-style-name="Table_20_Contents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outline="false" style:text-line-through-style="none" style:font-name="Comic Sans MS" fo:font-size="12pt" fo:font-style="normal" fo:text-shadow="none" style:text-underline-style="none" style:font-name-asian="Comic Sans MS" style:font-size-asian="12pt" style:font-style-asian="normal" style:font-name-complex="Comic Sans MS" style:font-size-complex="12pt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font-style="normal" fo:text-shadow="none" style:text-underline-style="none" style:font-name-asian="Comic Sans MS" style:font-size-asian="12pt" style:font-style-asian="normal" style:font-name-complex="Comic Sans MS" style:font-size-complex="12pt" style:font-style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tyle="normal" fo:text-shadow="none" style:text-underline-style="none" style:font-name-asian="Comic Sans MS" style:font-style-asian="normal" style:font-name-complex="Comic Sans MS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travail de …...............................</text:p>
      <text:p text:style-name="P2">Du......... au …........................................</text:p>
      <table:table table:name="Tableau1" table:style-name="Tableau1">
        <table:table-column table:style-name="Tableau1.A"/>
        <table:table-column table:style-name="Tableau1.B" table:number-columns-repeated="9"/>
        <table:table-column table:style-name="Tableau1.K"/>
        <table:table-row>
          <table:table-cell table:style-name="Tableau1.A1" table:number-columns-spanned="11" office:value-type="string">
            <text:p text:style-name="P5">Lecture : je sais encoder des mots</text:p>
            <text:p text:style-name="P5"><text:s text:c="11"/>je connais mes mots-out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Dictées muett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K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Dictées sur ordinateur 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K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Mots-outils deux par deux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K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Je m'enregistre en train de lire une histoir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K2" office:value-type="string">
            <text:p text:style-name="P4"/>
          </table:table-cell>
        </table:table-row>
      </table:table>
      <text:p text:style-name="P2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>
          <table:table-cell table:style-name="Tableau4.A1" table:number-columns-spanned="11" office:value-type="string">
            <text:p text:style-name="P3">Lecture : je déchiffre des textes inconn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">Je lis des livres de la bibliothèque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K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>Jeu des mimes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K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>J'écoute les histoires sur l'ordinateur en feuilletant le livre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K2" office:value-type="string">
            <text:p text:style-name="P4"/>
          </table:table-cell>
        </table:table-row>
      </table:table>
      <text:p text:style-name="P2"/>
      <table:table table:name="Tableau6" table:style-name="Tableau6">
        <table:table-column table:style-name="Tableau6.A"/>
        <table:table-column table:style-name="Tableau6.B" table:number-columns-repeated="9"/>
        <table:table-column table:style-name="Tableau6.K"/>
        <table:table-row>
          <table:table-cell table:style-name="Tableau6.A1" table:number-columns-spanned="11" office:value-type="string">
            <text:p text:style-name="P3">Langage : je raconte des histoires avec un sup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4">La Moufle</text:p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K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>Je m'enregistre en train de raconter</text:p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K2" office:value-type="string">
            <text:p text:style-name="P4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 table:number-columns-repeated="9"/>
        <table:table-column table:style-name="Tableau3.K"/>
        <table:table-row>
          <table:table-cell table:style-name="Tableau3.A1" table:number-columns-spanned="11" office:value-type="string">
            <text:p text:style-name="P3">Maths : je sais dénombrer jusqu'à 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Les perles Montessori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K2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4">Le boulier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K2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4">La table de Seguin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K2" office:value-type="string">
            <text:p text:style-name="P4"/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 table:number-columns-repeated="9"/>
        <table:table-column table:style-name="Tableau2.K"/>
        <table:table-row>
          <table:table-cell table:style-name="Tableau2.A1" table:number-columns-spanned="11" office:value-type="string">
            <text:p text:style-name="P3">Calcul : je résous des opérations simp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">Domino des additions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K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>Domino des soustractions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K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>Table de Pytagore Montessori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K2" office:value-type="string">
            <text:p text:style-name="P4"/>
          </table:table-cell>
        </table:table-row>
      </table:table>
      <text:p text:style-name="P2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 table:number-columns-repeated="9"/>
        <table:table-column table:style-name="Tableau5.M"/>
        <table:table-row>
          <table:table-cell table:style-name="Tableau5.A1" table:number-columns-spanned="13" office:value-type="string">
            <text:p text:style-name="P3">Géométrie : <text:span text:style-name="T3">je reproduis des figures complexes </text:span></text:p>
            <text:p text:style-name="P1">avec des formes géométriques simples : les tangr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M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47cm" fo:margin-bottom="0.50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1-08T20:29:02.34</meta:creation-date>
    <dc:date>2019-01-14T14:20:21.40</dc:date>
    <dc:creator>Sabrina Agnellini</dc:creator>
    <meta:editing-duration>PT45M33S</meta:editing-duration>
    <meta:editing-cycles>5</meta:editing-cycles>
    <meta:generator>OpenOffice/4.1.5$Win32 OpenOffice.org_project/415m1$Build-9789</meta:generator>
    <meta:document-statistic meta:table-count="6" meta:image-count="0" meta:object-count="0" meta:page-count="1" meta:paragraph-count="25" meta:word-count="127" meta:character-count="831"/>
  </office:meta>
</office:document-meta>
</file>